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normal" style:font-size-asian="14pt" style:font-weight-asian="normal" style:font-size-complex="14pt" style:font-weight-complex="normal"/>
    </style:style>
    <style:style style:name="P2" style:family="paragraph" style:parent-style-name="Standard">
      <style:text-properties fo:font-size="14pt" style:text-underline-style="none" style:font-size-asian="14pt" style:font-size-complex="14pt"/>
    </style:style>
    <style:style style:name="P3" style:family="paragraph" style:parent-style-name="Standard">
      <style:text-properties fo:font-size="14pt" style:text-underline-style="none" fo:font-weight="normal" style:font-size-asian="14pt" style:font-weight-asian="normal" style:font-size-complex="14pt" style:font-weight-complex="normal"/>
    </style:style>
    <style:style style:name="P4"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Standard">
      <style:text-properties fo:font-size="12.5pt" style:text-underline-style="none" fo:font-weight="normal" style:font-size-asian="12.5pt" style:font-weight-asian="normal" style:font-size-complex="14pt" style:font-weight-complex="normal"/>
    </style:style>
    <style:style style:name="P6" style:family="paragraph" style:parent-style-name="Standard" style:master-page-name="Standard">
      <style:paragraph-properties style:page-number="auto">
        <style:tab-stops>
          <style:tab-stop style:position="2.5311in"/>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normal" style:font-size-asian="14pt" style:font-weight-asian="normal"/>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 style:family="text">
      <style:text-properties fo:font-size="14pt" style:text-underline-style="none" fo:font-weight="bold" style:font-size-asian="14pt" style:font-weight-asian="bold" style:font-size-complex="14pt" style:font-weight-complex="bold"/>
    </style:style>
    <style:style style:name="T6" style:family="text">
      <style:text-properties fo:font-size="14pt" style:text-underline-style="none" fo:font-weight="normal" style:font-size-asian="14pt" style:font-weight-asian="normal" style:font-size-complex="14pt" style:font-weight-complex="normal"/>
    </style:style>
    <style:style style:name="T7" style:family="text">
      <style:text-properties fo:font-size="14pt" style:font-size-asian="14pt" style:font-size-complex="14pt"/>
    </style:style>
    <style:style style:name="T8" style:family="text">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T9"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N: </text:span><text:span text:style-name="T3">Božidar Mitrović</text:span></text:p>
      <text:p text:style-name="Standard"><text:span text:style-name="T1">E: </text:span><text:a xlink:type="simple" xlink:href="mailto:boza.mitrovic@gmail.com" text:style-name="ListLabel_20_2" text:visited-style-name="ListLabel_20_2"><text:span text:style-name="Internet_20_link"><text:span text:style-name="T3">boza.mitrovic@gmail.com</text:span></text:span></text:a></text:p>
      <text:p text:style-name="Standard"><text:span text:style-name="T1">T: </text:span><text:span text:style-name="T3">061- 453 - 2299</text:span></text:p>
      <text:p text:style-name="P1"/>
      <text:p text:style-name="Standard"><text:span text:style-name="T4">Summary</text:span></text:p>
      <text:p text:style-name="Standard"><text:span text:style-name="T3">I am proficient, efficient and highly organized person. I am excellent team player and at the same time independent and goal committed developer.</text:span></text:p>
      <text:p text:style-name="P2"/>
      <text:p text:style-name="Standard"><text:span text:style-name="T4">Education</text:span></text:p>
      <text:p text:style-name="Standard"><text:span text:style-name="T5">* </text:span><text:span text:style-name="T6">Mathematical Grammar School (2011 - 2013)</text:span></text:p>
      <text:p text:style-name="Standard"><text:span text:style-name="T5">*</text:span><text:span text:style-name="T6"> Mathematical Grammar School (2013 - 2017)</text:span></text:p>
      <text:p text:style-name="Standard"><text:span text:style-name="T1">*</text:span><text:span text:style-name="T7"> University in Belgrade Faculty of Mathematics</text:span> (<text:span text:style-name="T7">2017 </text:span>- <text:s/>) <text:s text:c="64"/><text:tab/><text:tab/><text:tab/><text:tab/><text:tab/><text:tab/> <text:s text:c="4"/></text:p>
      <text:p text:style-name="Standard"><text:span text:style-name="T4">Technical Skills</text:span></text:p>
      <text:p text:style-name="Standard"><text:span text:style-name="T5">* Experience in making JavaScript based applications</text:span></text:p>
      <text:p text:style-name="Standard"><text:span text:style-name="T5">*</text:span><text:span text:style-name="T6"> </text:span><text:span text:style-name="T5">Experience in algorithms</text:span><text:span text:style-name="T6">: graph theory, greedy algorithms, dynamic programming, geometric algorithms, tree algorithms, string algorithms, sorting algorithms, binary and linear search </text:span><text:bookmark-start text:name="__DdeLink__381_688714350"/><text:span text:style-name="T6">algorithms</text:span><text:bookmark-end text:name="__DdeLink__381_688714350"/><text:span text:style-name="T6">.</text:span></text:p>
      <text:p text:style-name="Standard"><text:span text:style-name="T5">*</text:span><text:span text:style-name="T6"> </text:span><text:span text:style-name="T5">Programming Technologies</text:span><text:span text:style-name="T6">: HTML/CSS, JavaScript, Python, Java, C, C++, PHP.</text:span></text:p>
      <text:p text:style-name="Standard"><text:span text:style-name="T5">* Tools: </text:span><text:span text:style-name="T6">Visual Studio Code, Atom, IntelliJ, PyCharm.</text:span></text:p>
      <text:p text:style-name="P3"/>
      <text:p text:style-name="Standard"><text:span text:style-name="T4">Projects and Applications</text:span></text:p>
      <text:p text:style-name="Standard"><text:span text:style-name="T6"><text:s/></text:span><text:span text:style-name="T5">*</text:span><text:span text:style-name="T6"> <text:s/></text:span><text:span text:style-name="T8">Baza podataka za poslovanje preduzeća Komšija</text:span><text:span text:style-name="T6">, July 2017.</text:span></text:p>
      <text:p text:style-name="Standard"><text:span text:style-name="T6">For my graduation project, I created an application that helped fast-food restaurant “Komšija” in Belgrade follow their business operations: daily and monthly income, expenses, warehouse state, performance reports, highest/lowest income monthly reports. Application was written in MS Access.</text:span></text:p>
      <text:p text:style-name="P5"/>
      <text:p text:style-name="Standard"><text:span text:style-name="T6">* </text:span><text:span text:style-name="T8">Tennis Game, </text:span><text:span text:style-name="T9">May 2018</text:span></text:p>
      <text:p text:style-name="Standard"><text:span text:style-name="T6">This is my implementation of the old-school tennis game Pong, popular in 70s. Player controls left paddle and plays against computer controlling right paddle. Game is played up to score 3. It is written in pure JavaScript.</text:span></text:p>
      <text:p text:style-name="P3"/>
      <text:p text:style-name="Standard"><text:span text:style-name="T6">* </text:span><text:span text:style-name="T8">Flappy Bird, <text:s/></text:span><text:span text:style-name="T9">March 2018.</text:span></text:p>
      <text:p text:style-name="Standard"><text:span text:style-name="T9">Low graphic remake of once popular mobile game “Flappy Bird”. When game starts, player is controlling the green ball, and mouse click allows the ball to “jump”.</text:span></text:p>
      <text:p text:style-name="Standard"><text:span text:style-name="T9">Goal is to go through as many walls as possible. Code is written in JavaScript.</text:span></text:p>
      <text:p text:style-name="P4"/>
      <text:p text:style-name="Standard"><text:span text:style-name="T9">* </text:span><text:span text:style-name="T8">Tombola, </text:span><text:span text:style-name="T9">June 2019.</text:span></text:p>
      <text:p text:style-name="Standard"><text:span text:style-name="T9">My implementation of the game of chance know as Tombola. More info on the link: </text:span><text:a xlink:type="simple" xlink:href="https://github.com/AizenAngel/Tombola" text:style-name="ListLabel_20_3" text:visited-style-name="ListLabel_20_3"><text:span text:style-name="Internet_20_link"><text:span text:style-name="T9">https://github.com/AizenAngel/Tombola</text:span></text:span></text:a><text:span text:style-name="T9">. </text:span></text:p>
      <text:p text:style-name="P4"/>
      <text:p text:style-name="Standard"><text:span text:style-name="T9">* </text:span><text:span text:style-name="T8">Media Player </text:span><text:span text:style-name="T9">September 2019</text:span></text:p>
      <text:p text:style-name="Standard"><text:span text:style-name="T9">Music player application for Android, implemented in Android Studio. Info on: </text:span><text:a xlink:type="simple" xlink:href="https://github.com/AizenAngel/MusicPlayer" text:style-name="ListLabel_20_3" text:visited-style-name="ListLabel_20_3"><text:span text:style-name="Internet_20_link"><text:span text:style-name="T9">https://github.com/AizenAngel/MusicPlayer</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letter-kerning="fals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style:font-name="Liberation Serif1" fo:font-family="'Liberation Serif'" style:font-family-generic="swiss"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4pt" fo:font-weight="normal" style:font-size-asian="14pt" style:font-weight-asian="normal" style:font-size-complex="14pt" style:font-weight-complex="normal"/>
    </style:style>
    <style:style style:name="ListLabel_20_2" style:display-name="ListLabel 2" style:family="text">
      <style:text-properties fo:font-size="14pt" fo:font-weight="normal" style:font-size-asian="14pt" style:font-weight-asian="normal" style:font-size-complex="14pt" style:font-weight-complex="normal"/>
    </style:style>
    <style:style style:name="ListLabel_20_3" style:display-name="ListLabel 3"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ListLabel_20_4" style:display-name="ListLabel 4"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11:03:46</meta:creation-date>
    <dc:language>en-US</dc:language>
    <dc:date>2019-09-07T19:22:46</dc:date>
    <meta:editing-cycles>28</meta:editing-cycles>
    <meta:editing-duration>PT2H1M</meta:editing-duration>
    <meta:generator>LibreOffice/6.0.7.3$Linux_X86_64 LibreOffice_project/00m0$Build-3</meta:generator>
    <meta:document-statistic meta:table-count="0" meta:image-count="0" meta:object-count="0" meta:page-count="1" meta:paragraph-count="26" meta:word-count="285" meta:character-count="2013" meta:non-whitespace-character-count="1673"/>
  </office:meta>
</office:document-meta>
</file>